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208cm" fo:margin-left="0.822cm" table:align="left"/>
    </style:style>
    <style:style style:name="Table1.A" style:family="table-column">
      <style:table-column-properties style:column-width="1.616cm"/>
    </style:style>
    <style:style style:name="Table1.B" style:family="table-column">
      <style:table-column-properties style:column-width="1.924cm"/>
    </style:style>
    <style:style style:name="Table1.D" style:family="table-column">
      <style:table-column-properties style:column-width="2.081cm"/>
    </style:style>
    <style:style style:name="Table1.E" style:family="table-column">
      <style:table-column-properties style:column-width="2.013cm"/>
    </style:style>
    <style:style style:name="Table1.F" style:family="table-column">
      <style:table-column-properties style:column-width="1.651cm"/>
    </style:style>
    <style:style style:name="Table1.H" style:family="table-column">
      <style:table-column-properties style:column-width="0.549cm"/>
    </style:style>
    <style:style style:name="Table1.I" style:family="table-column">
      <style:table-column-properties style:column-width="1.7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321cm" table:align="center"/>
    </style:style>
    <style:style style:name="Table2.A" style:family="table-column">
      <style:table-column-properties style:column-width="1.312cm"/>
    </style:style>
    <style:style style:name="Table2.B" style:family="table-column">
      <style:table-column-properties style:column-width="5.216cm"/>
    </style:style>
    <style:style style:name="Table2.C" style:family="table-column">
      <style:table-column-properties style:column-width="4.79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 style:list-style-name="L1">
      <style:paragraph-properties fo:text-align="justify" style:justify-single-word="false"/>
      <style:text-properties fo:font-size="18pt" officeooo:rsid="0013c54a" officeooo:paragraph-rsid="001e292e" style:font-size-asian="18pt" style:font-size-complex="18pt"/>
    </style:style>
    <style:style style:name="P2" style:family="paragraph" style:parent-style-name="Subtitle" style:list-style-name="L1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274dc2" officeooo:paragraph-rsid="00274dc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text-position="0% 100%" officeooo:rsid="00274dc2" officeooo:paragraph-rsid="00274dc2"/>
    </style:style>
    <style:style style:name="P6" style:family="paragraph" style:parent-style-name="Table_20_Contents">
      <style:paragraph-properties fo:text-align="center" style:justify-single-word="false"/>
      <style:text-properties officeooo:rsid="002d3be7" officeooo:paragraph-rsid="002d3be7"/>
    </style:style>
    <style:style style:name="P7" style:family="paragraph" style:parent-style-name="Table_20_Contents">
      <style:paragraph-properties fo:text-align="center" style:justify-single-word="false"/>
      <style:text-properties officeooo:rsid="002d4ccb" officeooo:paragraph-rsid="002d4ccb"/>
    </style:style>
    <style:style style:name="P8" style:family="paragraph" style:parent-style-name="Text_20_body">
      <style:paragraph-properties fo:text-align="justify" style:justify-single-word="false"/>
      <style:text-properties officeooo:paragraph-rsid="001e292e"/>
    </style:style>
    <style:style style:name="P9" style:family="paragraph" style:parent-style-name="Text_20_body">
      <style:paragraph-properties fo:text-align="justify" style:justify-single-word="false"/>
      <style:text-properties officeooo:paragraph-rsid="0024e1bc"/>
    </style:style>
    <style:style style:name="P10" style:family="paragraph" style:parent-style-name="Text_20_body">
      <style:paragraph-properties fo:text-align="justify" style:justify-single-word="false"/>
      <style:text-properties officeooo:paragraph-rsid="002af6a4"/>
    </style:style>
    <style:style style:name="P11" style:family="paragraph" style:parent-style-name="Text_20_body">
      <style:paragraph-properties fo:text-align="justify" style:justify-single-word="false"/>
      <style:text-properties officeooo:paragraph-rsid="002d4ccb"/>
    </style:style>
    <style:style style:name="P12" style:family="paragraph" style:parent-style-name="Text_20_body">
      <style:paragraph-properties fo:text-align="center" style:justify-single-word="false"/>
      <style:text-properties fo:font-size="20pt" officeooo:rsid="0013b40b" officeooo:paragraph-rsid="001e292e" style:font-size-asian="20pt" style:font-size-complex="20pt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size="18pt" officeooo:rsid="001e292e" officeooo:paragraph-rsid="001e292e" style:font-size-asian="18pt" style:font-size-complex="18pt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size="18pt" officeooo:rsid="001e9fd0" officeooo:paragraph-rsid="001e9fd0" style:font-size-asian="18pt" style:font-size-complex="18pt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18pt" officeooo:rsid="002d9e8b" officeooo:paragraph-rsid="002d9e8b" style:font-size-asian="18pt" style:font-size-complex="18pt"/>
    </style:style>
    <style:style style:name="P16" style:family="paragraph" style:parent-style-name="Text_20_body">
      <style:paragraph-properties fo:text-align="justify" style:justify-single-word="false"/>
      <style:text-properties fo:font-size="18pt" officeooo:rsid="002d9e8b" officeooo:paragraph-rsid="002d9e8b" style:font-size-asian="18pt" style:font-size-complex="18pt"/>
    </style:style>
    <style:style style:name="P17" style:family="paragraph" style:parent-style-name="Title">
      <style:paragraph-properties fo:text-align="center" style:justify-single-word="false"/>
      <style:text-properties fo:font-size="20pt" officeooo:rsid="0013b40b" officeooo:paragraph-rsid="001e292e" style:font-size-asian="20pt" style:font-size-complex="20pt"/>
    </style:style>
    <style:style style:name="P18" style:family="paragraph" style:parent-style-name="Title">
      <style:paragraph-properties fo:text-align="justify" style:justify-single-word="false"/>
      <style:text-properties fo:font-size="20pt" officeooo:rsid="0013c54a" officeooo:paragraph-rsid="001e292e" style:font-size-asian="20pt" style:font-size-complex="20pt"/>
    </style:style>
    <style:style style:name="T1" style:family="text">
      <style:text-properties fo:font-size="11pt" fo:font-weight="bold" officeooo:rsid="0013c54a" style:font-size-asian="9.60000038146973pt" style:font-weight-asian="bold" style:font-size-complex="11pt" style:font-weight-complex="bold"/>
    </style:style>
    <style:style style:name="T2" style:family="text">
      <style:text-properties fo:font-size="11pt" fo:font-weight="normal" officeooo:rsid="0013c54a" style:font-size-asian="9.60000038146973pt" style:font-weight-asian="normal" style:font-size-complex="11pt" style:font-weight-complex="normal"/>
    </style:style>
    <style:style style:name="T3" style:family="text">
      <style:text-properties officeooo:rsid="001e292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5775" style:font-weight-asian="normal" style:font-weight-complex="normal"/>
    </style:style>
    <style:style style:name="T6" style:family="text">
      <style:text-properties fo:font-size="12pt" fo:font-weight="normal" officeooo:rsid="0013c54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e292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e9fd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d97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0577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3012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4afb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4e1bc" style:font-size-asian="10.5pt" style:font-weight-asian="normal" style:font-size-complex="12pt" style:font-weight-complex="normal"/>
    </style:style>
    <style:style style:name="T14" style:family="text">
      <style:text-properties fo:font-size="12pt" fo:font-weight="bold" officeooo:rsid="001e9fd0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230124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4afbe" style:font-size-asian="10.5pt" style:font-weight-asian="bold" style:font-size-complex="12pt" style:font-weight-complex="bold"/>
    </style:style>
    <style:style style:name="T17" style:family="text">
      <style:text-properties fo:font-size="12pt" fo:font-style="italic" fo:font-weight="normal" officeooo:rsid="00230124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24afbe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normal" officeooo:rsid="0024e1bc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fo:font-weight="normal" officeooo:rsid="001aa924" fo:background-color="#999999" loext:char-shading-value="0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fo:font-weight="normal" officeooo:rsid="0024e1bc" fo:background-color="#999999" loext:char-shading-value="0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officeooo:rsid="002af6a4" fo:background-color="#999999" loext:char-shading-value="0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style="italic" fo:font-weight="normal" officeooo:rsid="00259eb8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fo:font-weight="normal" officeooo:rsid="002d29f0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02d3be7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2d4ccb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normal" fo:font-weight="normal" officeooo:rsid="0024e1b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59eb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5a845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898ca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94cb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2af6a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2b6a0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2d29f0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2d3be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2d4ccb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bold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02d4ccb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41" style:family="text">
      <style:text-properties style:text-position="sub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Universidade Estadual de Campinas</text:p>
      <text:p text:style-name="P12">Instituto de computação</text:p>
      <text:p text:style-name="P18">Introdução ao processamento de imagem digital</text:p>
      <text:p text:style-name="P18">MC920</text:p>
      <text:p text:style-name="P18">Trabalho #<text:span text:style-name="T3">4</text:span></text:p>
      <text:p text:style-name="P8"><text:span text:style-name="T1">Nome: </text:span><text:span text:style-name="T2">Leonardo de Alencar Lopes<text:tab/></text:span><text:span text:style-name="T1">RA: </text:span><text:span text:style-name="T2">171928</text:span></text:p>
      <text:list xml:id="list3691318477" text:style-name="L1">
        <text:list-item>
          <text:p text:style-name="P1"><text:span text:style-name="T4">Introdução</text:span></text:p>
        </text:list-item>
      </text:list>
      <text:p text:style-name="P8"><text:span text:style-name="T6"><text:tab/></text:span><text:span text:style-name="T7">O objetivo </text:span><text:span text:style-name="T9">deste trabalho</text:span><text:span text:style-name="T7"> </text:span><text:span text:style-name="T8">é implementar um algorítmo de esteganografia, que consiste em ocultar uma mensagem dentro de uma imagem. </text:span><text:span text:style-name="T9">A técnica utilizada modifica um dos planos de bits da imagem para carregar a informação do binário da mensagem ao invés das informações dos pixels</text:span><text:span text:style-name="T8">. </text:span><text:span text:style-name="T9">Dependendo do plano de bits escolhido, pode ser quase impossível identificar que há uma mensagem codificada em uma imagem</text:span><text:span text:style-name="T8">. Para isso, foi utilizada a linguagem de programação Python 3 e a biblioteca de tratamento de imagens OpenCV.</text:span></text:p>
      <text:p text:style-name="P8"><text:span text:style-name="T8"><text:tab/>Junto a este documento está o arquivo comprimido </text:span><text:span text:style-name="T14">171928-Trabalho-4.zip</text:span><text:span text:style-name="T8">. Nele há todos os scripts que foram implementados e serão citados ao longo deste texto, além das pastas: </text:span><text:span text:style-name="T14">img</text:span><text:span text:style-name="T8">, que contém as imagens de entrada utilizadas pelo algorítmo; </text:span><text:span text:style-name="T14">msg</text:span><text:span text:style-name="T8">, que contém as mensagens (textos ou imagens) a serem codificadas; </text:span><text:span text:style-name="T14">imgs_codificadas</text:span><text:span text:style-name="T8">, que contém as imagens resultantes do processo de codificação; e </text:span><text:span text:style-name="T14">msgs_encontradas</text:span><text:span text:style-name="T8">, que contém as mensagens encontradas pelo algorítmo de decodificação.</text:span></text:p>
      <text:list xml:id="list204139981933912" text:continue-numbering="true" text:style-name="L1">
        <text:list-item>
          <text:p text:style-name="P2"><text:span text:style-name="T4">Os algorítmos </text:span><text:span text:style-name="T5">de codificação</text:span></text:p>
        </text:list-item>
      </text:list>
      <text:p text:style-name="P9"><text:span text:style-name="T10"><text:tab/></text:span><text:span text:style-name="T11">Para codificação das mensagens nas imagens, foram implementados os scripts </text:span><text:span text:style-name="T17">codificar.py</text:span><text:span text:style-name="T11"> e </text:span><text:span text:style-name="T17">codificar_mp.py</text:span><text:span text:style-name="T11">. Ambos recebem como parâmetros uma imagem que carregará a informação desejada (esta imagem deve estar dentro da pasta </text:span><text:span text:style-name="T15">img</text:span><text:span text:style-name="T11">), uma mensagem a ser codificada e incorporada a imagem do parâmetro anterior (esta mensagem </text:span><text:span text:style-name="T12">deve estar na pasta </text:span><text:span text:style-name="T16">msg</text:span><text:span text:style-name="T11"> </text:span><text:span text:style-name="T12">e </text:span><text:span text:style-name="T11">pode ser tanto um </text:span><text:span text:style-name="T17">txt</text:span><text:span text:style-name="T11"> codificado </text:span><text:span text:style-name="T12">em </text:span><text:span text:style-name="T18">utf-8</text:span><text:span text:style-name="T12"> quanto uma imagem </text:span><text:span text:style-name="T18">png</text:span><text:span text:style-name="T11">) </text:span><text:span text:style-name="T12">e um valor inteiro no intervalo [0,7] que representa o plano de bits em que a mensagem será codificada (caso este parâmetro não seja passado, por padrão a mensagem será codificada no plano de bits 0). </text:span><text:span text:style-name="T13">Mensagens do tipo </text:span><text:span text:style-name="T19">png</text:span><text:span text:style-name="T13"> são codificadas como monocromáticas para ocupar menos espaço de armazenamento. Caso a msg a ser codificada seja grande demais para a imagem escolhida o programa acusará um erro e finalizará a execução. Um exemplo de execução é <text:s/></text:span><text:span text:style-name="T20">python3 </text:span><text:span text:style-name="T21">codificar_mp</text:span><text:span text:style-name="T20">.py </text:span><text:span text:style-name="T21">watch</text:span><text:span text:style-name="T20">.png </text:span><text:span text:style-name="T21">hino.txt 2</text:span><text:span text:style-name="T28">.</text:span></text:p>
      <text:p text:style-name="P9"><text:span text:style-name="T28"><text:tab/></text:span><text:span text:style-name="T29">Inicialmente, a mensagem que desejamos codificar é transformada em uma lista de bytes, em que o primeiro byte informa o tipo de arquivo que está codificado (0 para </text:span><text:span text:style-name="T23">txt</text:span><text:span text:style-name="T29"> e 1 para </text:span><text:span text:style-name="T23">png</text:span><text:span text:style-name="T29">), os próximos 4 bytes informam as dimensões da mensagem e os bytes subsequentes são a mensagem em si. No caso de arquivos </text:span><text:span text:style-name="T23">txt</text:span><text:span text:style-name="T29">, os bytes de dimensões informam o tamanho total do texto em bytes. Para arquivos </text:span><text:span text:style-name="T23">png</text:span><text:span text:style-name="T29">, os bytes </text:span><text:span text:style-name="T31">2 e 3 são os mais e menos significativos da altura da imagem, </text:span><text:soft-page-break/><text:span text:style-name="T31">respectivamente, e os 4 e 5 são os mais e menos significativos da largura da imagem, respectivamente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3">Byte 1</text:p>
          </table:table-cell>
          <table:table-cell table:style-name="Table1.A1" office:value-type="string">
            <text:p text:style-name="P3">Byte 2</text:p>
          </table:table-cell>
          <table:table-cell table:style-name="Table1.A1" office:value-type="string">
            <text:p text:style-name="P3">Byte 3</text:p>
          </table:table-cell>
          <table:table-cell table:style-name="Table1.A1" office:value-type="string">
            <text:p text:style-name="P3">Byte 4</text:p>
          </table:table-cell>
          <table:table-cell table:style-name="Table1.A1" office:value-type="string">
            <text:p text:style-name="P3">Byte 5</text:p>
          </table:table-cell>
          <table:table-cell table:style-name="Table1.A1" office:value-type="string">
            <text:p text:style-name="P3">Byte 6</text:p>
          </table:table-cell>
          <table:table-cell table:style-name="Table1.A1" office:value-type="string">
            <text:p text:style-name="P3">Byte 7</text:p>
          </table:table-cell>
          <table:table-cell table:style-name="Table1.A1" office:value-type="string">
            <text:p text:style-name="P4">...</text:p>
          </table:table-cell>
          <table:table-cell table:style-name="Table1.I1" office:value-type="string">
            <text:p text:style-name="P3">Byte n+5</text:p>
          </table:table-cell>
        </table:table-row>
        <table:table-row>
          <table:table-cell table:style-name="Table1.A2" office:value-type="string">
            <text:p text:style-name="P3">Tipo (1)</text:p>
          </table:table-cell>
          <table:table-cell table:style-name="Table1.A2" office:value-type="string">
            <text:p text:style-name="P5">Altura<text:span text:style-name="T41">MSB</text:span></text:p>
          </table:table-cell>
          <table:table-cell table:style-name="Table1.A2" office:value-type="string">
            <text:p text:style-name="P3">Altura<text:span text:style-name="T41">LSB</text:span></text:p>
          </table:table-cell>
          <table:table-cell table:style-name="Table1.A2" office:value-type="string">
            <text:p text:style-name="P3">Largura<text:span text:style-name="T41">MSB</text:span></text:p>
          </table:table-cell>
          <table:table-cell table:style-name="Table1.A2" office:value-type="string">
            <text:p text:style-name="P3">Largura<text:span text:style-name="T41">LSB</text:span></text:p>
          </table:table-cell>
          <table:table-cell table:style-name="Table1.A2" office:value-type="string">
            <text:p text:style-name="P3">Msg<text:span text:style-name="T41">Byte-1</text:span></text:p>
          </table:table-cell>
          <table:table-cell table:style-name="Table1.A2" office:value-type="string">
            <text:p text:style-name="P3">Msg<text:span text:style-name="T41">Byte-2</text:span></text:p>
          </table:table-cell>
          <table:table-cell table:style-name="Table1.A2" office:value-type="string">
            <text:p text:style-name="P4">...</text:p>
          </table:table-cell>
          <table:table-cell table:style-name="Table1.I2" office:value-type="string">
            <text:p text:style-name="P3">Msg<text:span text:style-name="T41">Byte-n</text:span></text:p>
          </table:table-cell>
        </table:table-row>
        <table:table-row>
          <table:table-cell table:style-name="Table1.A2" office:value-type="string">
            <text:p text:style-name="P3">Tipo (0)</text:p>
          </table:table-cell>
          <table:table-cell table:style-name="Table1.A2" office:value-type="string">
            <text:p text:style-name="P5">Tamanho<text:span text:style-name="T41">1</text:span></text:p>
          </table:table-cell>
          <table:table-cell table:style-name="Table1.A2" office:value-type="string">
            <text:p text:style-name="P5">Tamanho<text:span text:style-name="T41">2</text:span></text:p>
          </table:table-cell>
          <table:table-cell table:style-name="Table1.A2" office:value-type="string">
            <text:p text:style-name="P5">Tamanho<text:span text:style-name="T41">3</text:span></text:p>
          </table:table-cell>
          <table:table-cell table:style-name="Table1.A2" office:value-type="string">
            <text:p text:style-name="P5">Tamanho<text:span text:style-name="T41">4</text:span></text:p>
          </table:table-cell>
          <table:table-cell table:style-name="Table1.A2" office:value-type="string">
            <text:p text:style-name="P3">Msg<text:span text:style-name="T41">Byte-1</text:span></text:p>
          </table:table-cell>
          <table:table-cell table:style-name="Table1.A2" office:value-type="string">
            <text:p text:style-name="P3">Msg<text:span text:style-name="T41">Byte-2</text:span></text:p>
          </table:table-cell>
          <table:table-cell table:style-name="Table1.A2" office:value-type="string">
            <text:p text:style-name="P4">...</text:p>
          </table:table-cell>
          <table:table-cell table:style-name="Table1.I2" office:value-type="string">
            <text:p text:style-name="P3">Msg<text:span text:style-name="T41">Byte-n</text:span></text:p>
          </table:table-cell>
        </table:table-row>
      </table:table>
      <text:p text:style-name="P9"><text:span text:style-name="T31"/></text:p>
      <text:p text:style-name="P10"><text:span text:style-name="T31"><text:tab/></text:span><text:span text:style-name="T32">Em seguida, a imagem que carregará a mensagem é separada nos planos de bits que compoem cada uma de suas bandas do RGB. Assim, cada plano de bits é constituído por 3 matrizes de bits. O plano de bits a ser utilizado é aquele informado pelo usuário ou o escolhido por padrão (0), e nele </text:span><text:span text:style-name="T34">o vetor de bytes da</text:span><text:span text:style-name="T32"> </text:span><text:span text:style-name="T33">mensagem será codificad</text:span><text:span text:style-name="T34">o</text:span><text:span text:style-name="T33">. </text:span><text:span text:style-name="T34">Os bits de cada byte são encorporados nas 3 matrizes do plano de forma sequencial, de forma que o i-ésimo bit da mensagem é colocado n</text:span><text:span text:style-name="T35">o próximo espaço ainda não alterado da</text:span><text:span text:style-name="T34"> matriz d</text:span><text:span text:style-name="T35">a</text:span><text:span text:style-name="T34"> banda azul se </text:span><text:span text:style-name="T22">i%3 == 0</text:span><text:span text:style-name="T34">, na banda verde se </text:span><text:span text:style-name="T22">i%3 == 1</text:span><text:span text:style-name="T34"> e na banda vermelha se </text:span><text:span text:style-name="T22">i%3 == 2</text:span><text:span text:style-name="T34">. Com isso, todas as bandas que formam esse plano de bits são utilizadas para guardar a mensagem desejada. </text:span><text:span text:style-name="T35">Espaços das matrizes que não contem bits codificados da mensagem não são alterados.</text:span></text:p>
      <text:p text:style-name="P10"><text:span text:style-name="T35"><text:tab/></text:span><text:span text:style-name="T38">Na sequência</text:span><text:span text:style-name="T35">, a imagem é remontada com um de seus planos de bits tendo a mensagem codificada. </text:span><text:span text:style-name="T36">Durante os testes realizados, foi notado que o trecho de código reponsável realizar essa tarefa é o que necessita de mais processamento. Inicialmente, foi desenvolvido o script </text:span><text:span text:style-name="T24">codificar.py</text:span><text:span text:style-name="T36"> que realiza essa etapa de forma sequencial para arquivos </text:span><text:span text:style-name="T24">txt</text:span><text:span text:style-name="T36">, ou seja, as 3 bandas são montadas pela mesma thread. Visando acelerar esta etapa da codificação da mensagem, foi implementado o script</text:span><text:span text:style-name="T24"> codificar_mp.py</text:span><text:span text:style-name="T36">, que utiliza a biblioteca multiprocessing para separar o processamento da montagem das 3 bandas entre 3 threads diferentes. </text:span><text:span text:style-name="T37">A diferença no tempo de processamento total do programa foi notória e pode ser observada na tabela a seguir, o que levou a codificação de arquivos</text:span><text:span text:style-name="T25"> png</text:span><text:span text:style-name="T37"> também realizarem essa etapa de forma paralela. Parâmetros utilizados: </text:span><text:span text:style-name="T25">watch.png hino.txt 0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Processamento sequencial (s)</text:p>
          </table:table-cell>
          <table:table-cell table:style-name="Table2.C1" office:value-type="string">
            <text:p text:style-name="P6">Processamento paralelo (s)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40.66</text:p>
          </table:table-cell>
          <table:table-cell table:style-name="Table2.C2" office:value-type="string">
            <text:p text:style-name="P6">17.53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43.44</text:p>
          </table:table-cell>
          <table:table-cell table:style-name="Table2.C2" office:value-type="string">
            <text:p text:style-name="P6">18.43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6">43.66</text:p>
          </table:table-cell>
          <table:table-cell table:style-name="Table2.C2" office:value-type="string">
            <text:p text:style-name="P6">18.72</text:p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6">44.68</text:p>
          </table:table-cell>
          <table:table-cell table:style-name="Table2.C2" office:value-type="string">
            <text:p text:style-name="P6">19.16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46.58</text:p>
          </table:table-cell>
          <table:table-cell table:style-name="Table2.C2" office:value-type="string">
            <text:p text:style-name="P6">18.04</text:p>
          </table:table-cell>
        </table:table-row>
        <table:table-row>
          <table:table-cell table:style-name="Table2.A2" office:value-type="string">
            <text:p text:style-name="P6">Média</text:p>
          </table:table-cell>
          <table:table-cell table:style-name="Table2.A2" office:value-type="string">
            <text:p text:style-name="P7">43.80</text:p>
          </table:table-cell>
          <table:table-cell table:style-name="Table2.C2" office:value-type="string">
            <text:p text:style-name="P7">18.38</text:p>
          </table:table-cell>
        </table:table-row>
      </table:table>
      <text:p text:style-name="P11"><text:span text:style-name="T36"><text:tab/></text:span></text:p>
      <text:p text:style-name="P11"><text:span text:style-name="T36"><text:tab/></text:span><text:span text:style-name="T38">Por fim, a imagem remontada com a mensagem codificada será salva na pasta </text:span><text:span text:style-name="T40">imgs_codificadas</text:span><text:span text:style-name="T38">. Em seu nome será informado o nome do arquivo que contém a mensagem codificada, o plano de bits que ocorreu a codificação e o nome da imagem original. Por exemplo: </text:span><text:span text:style-name="T27">hino-0-watch.png</text:span><text:span text:style-name="T38">.</text:span></text:p>
      <text:p text:style-name="P11"><text:span text:style-name="T38"/></text:p>
      <text:p text:style-name="P11"><text:span text:style-name="T38"/></text:p>
      <text:p text:style-name="P11"><text:span text:style-name="T38"/></text:p>
      <text:list xml:id="list204140552520214" text:continue-numbering="true" text:style-name="L1">
        <text:list-item>
          <text:p text:style-name="P15"><text:soft-page-break/><text:span text:style-name="T5">O </text:span><text:span text:style-name="T4">algorítmo de decodificação</text:span></text:p>
        </text:list-item>
      </text:list>
      <text:p text:style-name="P16"><text:span text:style-name="T4"/></text:p>
      <text:list xml:id="list204139185011859" text:continue-numbering="true" text:style-name="L1">
        <text:list-item>
          <text:p text:style-name="P14"><text:span text:style-name="T4">s</text:span></text:p>
        </text:list-item>
        <text:list-item>
          <text:p text:style-name="P13"><text:span text:style-name="T4">s</text:span></text:p>
        </text:list-item>
        <text:list-item>
          <text:p text:style-name="P13"><text:span text:style-name="T4">s</text:span></text:p>
        </text:list-item>
        <text:list-item>
          <text:p text:style-name="P13"><text:span text:style-name="T4">s</text:span></text:p>
        </text:list-item>
        <text:list-item>
          <text:p text:style-name="P13"><text:span text:style-name="T4">s</text:span></text:p>
        </text:list-item>
        <text:list-item>
          <text:p text:style-name="P13"><text:span text:style-name="T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5:20:21.030063820</meta:creation-date>
    <dc:date>2020-12-27T20:41:38.342655372</dc:date>
    <meta:editing-duration>PT53M24S</meta:editing-duration>
    <meta:editing-cycles>9</meta:editing-cycles>
    <meta:generator>LibreOffice/6.4.6.2$Linux_X86_64 LibreOffice_project/40$Build-2</meta:generator>
    <meta:document-statistic meta:table-count="2" meta:image-count="0" meta:object-count="0" meta:page-count="3" meta:paragraph-count="70" meta:word-count="836" meta:character-count="4963" meta:non-whitespace-character-count="4195"/>
  </office:meta>
</office:document-meta>
</file>